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text-properties style:font-name="Times New Roman" style:font-name-complex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ourier New" style:font-name-complex="Courier New"/>
    </style:style>
    <style:style style:name="P8" style:family="paragraph" style:parent-style-name="Normal">
      <style:text-properties style:font-name="Courier New" style:font-name-complex="Courier New"/>
    </style:style>
    <style:style style:name="P9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0828a5" officeooo:paragraph-rsid="000828a5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0b92d9" officeooo:paragraph-rsid="000b92d9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rsid="000b92d9" officeooo:paragraph-rsid="000e10bf" style:font-name-complex="Times New Roman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rsid="000e45ff" officeooo:paragraph-rsid="000e45ff" style:font-name-complex="Times New Roman"/>
    </style:style>
    <style:style style:name="P15" style:family="paragraph" style:parent-style-name="Standard">
      <style:paragraph-properties fo:text-align="justify" style:justify-single-word="false"/>
      <style:text-properties style:font-name="Times New Roman" officeooo:rsid="000e45ff" officeooo:paragraph-rsid="00115e58" style:font-name-complex="Times New Roman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weight="bold" officeooo:rsid="000828a5" officeooo:paragraph-rsid="000828a5" style:font-weight-asian="bold" style:font-name-complex="Times New Roman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ourier New" officeooo:rsid="000828a5" officeooo:paragraph-rsid="000828a5" style:font-name-complex="Times New Roman"/>
    </style:style>
    <style:style style:name="P18" style:family="paragraph" style:parent-style-name="Standard">
      <style:paragraph-properties fo:text-align="justify" style:justify-single-word="false"/>
      <style:text-properties style:font-name="Courier New" officeooo:rsid="000b92d9" officeooo:paragraph-rsid="000b92d9" style:font-name-complex="Times New Roman"/>
    </style:style>
    <style:style style:name="P19" style:family="paragraph" style:parent-style-name="Standard">
      <style:paragraph-properties fo:text-align="justify" style:justify-single-word="false"/>
      <style:text-properties style:font-name="Courier New" officeooo:rsid="000b92d9" officeooo:paragraph-rsid="000e45ff" style:font-name-complex="Times New Roman"/>
    </style:style>
    <style:style style:name="P20" style:family="paragraph" style:parent-style-name="Standard">
      <style:paragraph-properties fo:text-align="justify" style:justify-single-word="false"/>
      <style:text-properties style:font-name="Courier New" officeooo:rsid="000fa032" officeooo:paragraph-rsid="000fa032" style:font-name-complex="Times New Roman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7pt" officeooo:rsid="000fa032" officeooo:paragraph-rsid="000fa032" style:font-size-asian="7pt" style:font-name-complex="Times New Roman" style:font-size-complex="7pt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fo:color="#999999" loext:opacity="100%" style:font-name="Courier New" fo:font-size="10pt" style:font-size-asian="10pt" style:font-size-complex="10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officeooo:rsid="000b87e9"/>
    </style:style>
    <style:style style:name="T5" style:family="text">
      <style:text-properties officeooo:rsid="000b92d9"/>
    </style:style>
    <style:style style:name="T6" style:family="text">
      <style:text-properties officeooo:rsid="000d7b6a"/>
    </style:style>
    <style:style style:name="T7" style:family="text">
      <style:text-properties officeooo:rsid="000e10bf"/>
    </style:style>
    <style:style style:name="T8" style:family="text">
      <style:text-properties officeooo:rsid="000e45ff"/>
    </style:style>
    <style:style style:name="T9" style:family="text">
      <style:text-properties officeooo:rsid="000e7284"/>
    </style:style>
    <style:style style:name="T10" style:family="text">
      <style:text-properties officeooo:rsid="000fa032"/>
    </style:style>
    <style:style style:name="T11" style:family="text">
      <style:text-properties officeooo:rsid="000fb738"/>
    </style:style>
    <style:style style:name="T12" style:family="text">
      <style:text-properties officeooo:rsid="00115e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===============</text:p>
      <text:p text:style-name="P2">Curso SpringMVC</text:p>
      <text:p text:style-name="P4">===============</text:p>
      <text:p text:style-name="P4"/>
      <text:p text:style-name="P2">Eclipse</text:p>
      <text:p text:style-name="P2">MariaDB - HeidiSQL</text:p>
      <text:p text:style-name="P2">Java</text:p>
      <text:p text:style-name="P4"/>
      <text:p text:style-name="P4">Aplicação Web, utilizando um Servlet</text:p>
      <text:p text:style-name="P4">Padrão de projeto chamado MVC, separação de responsabilidades da lógica da aplicação através de um Controller, que receberá as requisições e redirecionará para uma Action específica, que sabe qual Modelo/Classe deverá ser utilizada para responder o usuário.</text:p>
      <text:p text:style-name="P4"/>
      <text:p text:style-name="P4">Ex.: Uma requisição para: localhost:8080/pedidos; um Get para /pedidos</text:p>
      <text:p text:style-name="P4"/>
      <text:p text:style-name="P4">A requisição chegará para o Servlet, que verificará qual o path que está sendo chamado (/pedidos), e identificará qual a Action que sabe responder isso, e aí pegará o HttpServletRequest, enviará para essa Action que, no modelo, usará o pedido service para pegar/dar um get.Pedidos, e retornará do banco de dados. O Modelo vai no banco de dados e pega a lista de pedidos que está cadastrada.</text:p>
      <text:p text:style-name="P4"/>
      <text:p text:style-name="P4">Dado que a Action já retornou essa informação, o que a Servlet precisa fazer é redirecionar isso para a JSP específica para processar essa requisição, que tem a inteligência de pegar a lista que foi recuperada pela Action através do Modelo e gerar um html que vai ser enviado para o usuário.</text:p>
      <text:p text:style-name="P4"/>
      <text:p text:style-name="P4">Aqui temos a separação utilizando Spring MVC.</text:p>
      <text:p text:style-name="P4"/>
      <text:p text:style-name="P4">SpringBoot já vem com o Tomcat integrado.</text:p>
      <text:p text:style-name="P4"/>
      <text:p text:style-name="P4">Servlet: projeto Spring MVC, já pré configurado junto com o SpringBoot.</text:p>
      <text:p text:style-name="P4"/>
      <text:p text:style-name="P4">As requisições batem no Spring MVC, e não sabe chegar no pedido.</text:p>
      <text:p text:style-name="P4"/>
      <text:p text:style-name="P4">Para integrar o Modelo com o Spring MVC, é necessário criar um Controller, que é uma classe, e cada método dessas classes Controllers são Actions diferentes.</text:p>
      <text:p text:style-name="P4"/>
      <text:p text:style-name="P4">Ex.: localhost:8080/pedido, vai bater no PedidoController e vai retornar do Modelo uma lista de pedidos, e ele vai adicionar isso na requisição do usuário para ser processado na view, para a view poder gerar uma tela/interface para o usuário, que nesse caso será utilizado o Thymeleaf, junto com uma ExpressionLanguage e uma bliblioteca de CSS chamada Bootstrap, que irá fornecer o Layout da aplicação, que ajusta a tela para diferentes tipos de dispositivos.</text:p>
      <text:p text:style-name="P4"/>
      <text:p text:style-name="P4">Início do projeto com SpringBoot, utilizando SpringMVC (Um framework Java que ajuda no desenvolvimento de aplicações Web, o Spring MVC facilita o trabalho com o protocolo HTTP e a criação de HTML dinamicamente, seguindo boas práticas de desenvolvimento.</text:p>
      <text:p text:style-name="P4"/>
      <text:p text:style-name="P4">www.spring.io</text:p>
      <text:p text:style-name="P4">Menu Projects</text:p>
      <text:p text:style-name="P4">SpringBoot integrado com SpringFramewrok (SpringMVC)</text:p>
      <text:p text:style-name="P4"/>
      <text:p text:style-name="P4">Learn/ Reference Doc/ Getting Started/ Maven Project</text:p>
      <text:p text:style-name="P2">Dependências a serem adicionadas:</text:p>
      <text:p text:style-name="P4"/>
      <text:p text:style-name="P3">Spring Web: SpringMVC configurado, com RESTful, Tomcat</text:p>
      <text:p text:style-name="P3">Thymeleaf: Gerenciar as views, gerar html</text:p>
      <text:p text:style-name="P4"><text:soft-page-break/>SpringBoot DevTolls: Faz o restart da aplicação enquanto estamos programando logo que ele detecta alguma modificação, ele agiliza a programação porque evita de ter que ficar derrubando servidor e subindo novamente.</text:p>
      <text:p text:style-name="P3"/>
      <text:p text:style-name="P4">Generate</text:p>
      <text:p text:style-name="P4">Feito isso, descompacte o arquivo na pasta do WorkSpace e importe o projeto.</text:p>
      <text:p text:style-name="P4"/>
      <text:p text:style-name="P4">No Eclipse: Import/Maven</text:p>
      <text:p text:style-name="P4">Existing Maven Projects</text:p>
      <text:p text:style-name="P4">Pasta Mudi</text:p>
      <text:p text:style-name="P4"/>
      <text:p text:style-name="P4">Todas as dependências que estão no pom.xml serão baixadas.</text:p>
      <text:p text:style-name="P5"/>
      <text:p text:style-name="P6">&lt;dependencies&gt;</text:p>
      <text:p text:style-name="P6"><text:tab/>&lt;dependency&gt;</text:p>
      <text:p text:style-name="P6"><text:tab/><text:tab/>...</text:p>
      <text:p text:style-name="P6"><text:tab/>&lt;/dependency&gt;</text:p>
      <text:p text:style-name="P6">&lt;/dependencies&gt;</text:p>
      <text:p text:style-name="P5"/>
      <text:p text:style-name="P4">Foi criado uma classe chamada MudiApplication com o método main, que ao rodar a aplicação, já vai subir com Tomcat configurado.</text:p>
      <text:p text:style-name="P4"/>
      <text:p text:style-name="P4">==============================</text:p>
      <text:p text:style-name="P2">Criação do Primeiro Controller</text:p>
      <text:p text:style-name="P4">==============================</text:p>
      <text:p text:style-name="P4"/>
      <text:p text:style-name="P4">Criar a primeira tela, o primeiro Controller e mandar as informações do Controller pra tela processando com o Thymeleaf.</text:p>
      <text:p text:style-name="P4"/>
      <text:p text:style-name="P4">Criar uma classe HelloController, no package controller, onde serão adicionadas as nossas actions</text:p>
      <text:p text:style-name="P4"/>
      <text:p text:style-name="P4">Vamos criar um método (uma action), que retorna uma String, chamada de hello, que vai processar uma requisição do usuário e redirecionar para uma detemrinada view, no caso uma view chamada "hello". A view vai ser um html, que por padrão, já que estamos trabalhando com Thymeleaf (por padrão, as páginas no Thymeleaf são html normais), SpringBoot e SpringMVC, ele já configura uma pasta chamada templates, dentro de src/main/resources, onde deverá ser criada uma página chamada de hello.html:</text:p>
      <text:p text:style-name="P5"/>
      <text:p text:style-name="P6">puclic class HelloController {</text:p>
      <text:p text:style-name="P5"><text:span text:style-name="Fonte_20_parág._20_padrão"><text:span text:style-name="T1"><text:tab/>public String hello /</text:span></text:span><text:span text:style-name="Fonte_20_parág._20_padrão"><text:span text:style-name="T2">*action*/</text:span></text:span><text:span text:style-name="Fonte_20_parág._20_padrão"><text:span text:style-name="T1">(){</text:span></text:span></text:p>
      <text:p text:style-name="P5"><text:span text:style-name="Fonte_20_parág._20_padrão"><text:span text:style-name="T1"><text:tab/><text:tab/>return "hello" </text:span></text:span><text:span text:style-name="Fonte_20_parág._20_padrão"><text:span text:style-name="T2">/*nome da view*/</text:span></text:span><text:span text:style-name="Fonte_20_parág._20_padrão"><text:span text:style-name="T1">;</text:span></text:span></text:p>
      <text:p text:style-name="P6"><text:tab/>}</text:p>
      <text:p text:style-name="P6">}</text:p>
      <text:p text:style-name="P5"/>
      <text:p text:style-name="P5"/>
      <text:p text:style-name="P5"/>
      <text:p text:style-name="P5"/>
      <text:p text:style-name="P5"/>
      <text:p text:style-name="P4">Na pasta src/main/resources/templates será criado um arquivo html com o nome de hello.html:</text:p>
      <text:p text:style-name="P4"/>
      <text:p text:style-name="P5">======================================</text:p>
      <text:p text:style-name="P6">&lt;html&gt;</text:p>
      <text:p text:style-name="P6"><text:tab/>&lt;head&gt;</text:p>
      <text:p text:style-name="P6"><text:tab/><text:tab/>&lt;meta charset="UTF-8/&gt;</text:p>
      <text:p text:style-name="P6"><text:tab/>&lt;/head&gt;</text:p>
      <text:p text:style-name="P6"><text:tab/>&lt;body&gt;</text:p>
      <text:p text:style-name="P6"><text:tab/><text:tab/>oi</text:p>
      <text:p text:style-name="P6"><text:soft-page-break/><text:tab/>&lt;/body&gt;</text:p>
      <text:p text:style-name="P6">&lt;/html&gt;</text:p>
      <text:p text:style-name="P4">======================================</text:p>
      <text:p text:style-name="P4"/>
      <text:p text:style-name="P4">Como se chegar nessa view?</text:p>
      <text:p text:style-name="P4">A requisição que bate no Spring tem que ser redirecionada para esse método hello() que é uma action, ou seja, as actions são métodos de classes Controllers e o retorno dessa action é o nome da view que deve ser processada, cuja a requisição deve ser redirecionada para gerar o html que vai ser devolvido para o usuário.</text:p>
      <text:p text:style-name="P4"/>
      <text:p text:style-name="P4">Para integrar a nossa classe HelloController a nossa aplicação com o Spring, é utilizada a anotação @Controller. Quando uma classe é anotada com o @Controller, ela passa a ser gerenciada pelo Spring.</text:p>
      <text:p text:style-name="P4"/>
      <text:p text:style-name="P4">===============================</text:p>
      <text:p text:style-name="P6">@Controller</text:p>
      <text:p text:style-name="P6">puclic class HelloController {</text:p>
      <text:p text:style-name="P6"><text:tab/>public String hello(){</text:p>
      <text:p text:style-name="P6"><text:tab/><text:tab/>return "hello";</text:p>
      <text:p text:style-name="P6"><text:tab/>}</text:p>
      <text:p text:style-name="P6">}</text:p>
      <text:p text:style-name="P4">===============================</text:p>
      <text:p text:style-name="P4"/>
      <text:p text:style-name="P4">Cada método é uma action que o Spring vai mapear as requisições para bater nos métodos dos nossos controllers, que podem ser vários.</text:p>
      <text:p text:style-name="P4"/>
      <text:p text:style-name="P4">Nesse caso, estamos fazendo uma requisição, utilizando um método get para hello.</text:p>
      <text:p text:style-name="P4"/>
      <text:p text:style-name="P4">Para que essa requisição get chamada de hello avise o Spring que ao receber o método /hello, chame o método que vai processar, deve ser utilizado a anotação @GetMapping e dentro da anotação, deve ser passado como parâmetro o path que deve ser chamado para bater no médoto hello(), que até o momento está apenas retornando a String "hello", que é o nome da view, com a mensagem "oi".</text:p>
      <text:p text:style-name="P4"/>
      <text:p text:style-name="P4">===============================</text:p>
      <text:p text:style-name="P6">@Controller</text:p>
      <text:p text:style-name="P6">puclic class HelloController {</text:p>
      <text:p text:style-name="P6"/>
      <text:p text:style-name="P5"><text:span text:style-name="Fonte_20_parág._20_padrão"><text:span text:style-name="T1"><text:tab/>@GetMapping("/hello" </text:span></text:span><text:span text:style-name="Fonte_20_parág._20_padrão"><text:span text:style-name="T2">/*path*/</text:span></text:span><text:span text:style-name="Fonte_20_parág._20_padrão"><text:span text:style-name="T1">)</text:span></text:span></text:p>
      <text:p text:style-name="P5"><text:span text:style-name="Fonte_20_parág._20_padrão"><text:span text:style-name="T1"><text:tab/>public String hello </text:span></text:span><text:span text:style-name="Fonte_20_parág._20_padrão"><text:span text:style-name="T2">/*action*/</text:span></text:span><text:span text:style-name="Fonte_20_parág._20_padrão"><text:span text:style-name="T1">(){</text:span></text:span></text:p>
      <text:p text:style-name="P5"><text:span text:style-name="Fonte_20_parág._20_padrão"><text:span text:style-name="T1"><text:tab/><text:tab/>return "hello" </text:span></text:span><text:span text:style-name="Fonte_20_parág._20_padrão"><text:span text:style-name="T2">/*view*/</text:span></text:span><text:span text:style-name="Fonte_20_parág._20_padrão"><text:span text:style-name="T1">;</text:span></text:span></text:p>
      <text:p text:style-name="P6"><text:tab/>}</text:p>
      <text:p text:style-name="P6">}</text:p>
      <text:p text:style-name="P4">Para adicionar informações como valores e variáveis a partir das nossas actions para que possam ser lidos na view, ou seja, como as views recebem as informações, podemos utilizar a interface Model.</text:p>
      <text:p text:style-name="P4"/>
      <text:p text:style-name="P4">Com a Interface Model, conseguimos adicionar atributos que já vão ser acessados pela view.</text:p>
      <text:p text:style-name="P4"/>
      <text:p text:style-name="P4">Nós não precisamos utilizar o método HttpServletRequest porque o Spring nos dá a Interface Model, onde podemos adicionar valores nele chamando o método add.Attribute(atributo/variável, valor).</text:p>
      <text:p text:style-name="P4"/>
      <text:p text:style-name="P4">A Interface Model funciona da mesma forma que o HttpServletRequest, mas sem precisar utilizar a camada mais abaixo, que é a camada de Servlets, fazendo com que permaneçamos no nível do Spring.</text:p>
      <text:p text:style-name="P4"/>
      <text:p text:style-name="P4">===================================================</text:p>
      <text:p text:style-name="P6">@Controller</text:p>
      <text:p text:style-name="P6"><text:soft-page-break/>puclic class HelloController {</text:p>
      <text:p text:style-name="P6"/>
      <text:p text:style-name="P6"><text:tab/>@GetMapping("/hello")</text:p>
      <text:p text:style-name="P6"><text:tab/>public String hello(Model model){</text:p>
      <text:p text:style-name="P6"><text:tab/><text:tab/>model.addAttribute("nome", "Mundo");</text:p>
      <text:p text:style-name="P5"><text:span text:style-name="Fonte_20_parág._20_padrão"><text:span text:style-name="T1"><text:tab/><text:tab/>return "hello";</text:span></text:span></text:p>
      <text:p text:style-name="P6"><text:tab/>}</text:p>
      <text:p text:style-name="P6">}</text:p>
      <text:p text:style-name="P4">===================================================</text:p>
      <text:p text:style-name="P4"/>
      <text:p text:style-name="P4">Os valores passados no Model podem ser acessados na camada de visão usando o Thymeleaf, por exemplo:</text:p>
      <text:p text:style-name="P4"/>
      <text:p text:style-name="P4">Sem o Thymeleaf:</text:p>
      <text:p text:style-name="P4">======================================</text:p>
      <text:p text:style-name="P6">&lt;html&gt;</text:p>
      <text:p text:style-name="P6"><text:tab/>&lt;head&gt;</text:p>
      <text:p text:style-name="P6"><text:tab/><text:tab/>&lt;meta charset="UTF-8/&gt;</text:p>
      <text:p text:style-name="P6"><text:tab/>&lt;/head&gt;</text:p>
      <text:p text:style-name="P6"><text:tab/>&lt;body&gt;</text:p>
      <text:p text:style-name="P6"><text:tab/><text:tab/>oi &lt;span&gt;João&lt;/span&gt;</text:p>
      <text:p text:style-name="P6"><text:tab/>&lt;/body&gt;</text:p>
      <text:p text:style-name="P6">&lt;/htm&gt;</text:p>
      <text:p text:style-name="P4">======================================</text:p>
      <text:p text:style-name="P4"/>
      <text:p text:style-name="P4">Se for atualizado o localhost:8080/hello, será apresentado a mensagem "Oi João".</text:p>
      <text:p text:style-name="P4"/>
      <text:p text:style-name="P4">Para que o Thymeleaf substiua o valor atual pelo atributo/variável "nome", tem que ser utilizado a propriedade do Thymeleaf (th:text"${variável}"):</text:p>
      <text:p text:style-name="P4"/>
      <text:p text:style-name="P4">Com o Thymeleaf:</text:p>
      <text:p text:style-name="P4">======================================</text:p>
      <text:p text:style-name="P6">&lt;html&gt;</text:p>
      <text:p text:style-name="P6"><text:tab/>&lt;head&gt;</text:p>
      <text:p text:style-name="P6"><text:tab/><text:tab/>&lt;meta charset="UTF-8/&gt;</text:p>
      <text:p text:style-name="P6"><text:tab/>&lt;/head&gt;</text:p>
      <text:p text:style-name="P6"><text:tab/>&lt;body&gt;</text:p>
      <text:p text:style-name="P6"><text:tab/><text:tab/>oi &lt;span th:text="${nome}"&gt;João&lt;/span&gt; (valor que será substituído pelo Thymeleaf(</text:p>
      <text:p text:style-name="P6"><text:tab/>&lt;/body&gt;</text:p>
      <text:p text:style-name="P6">&lt;/html&gt;</text:p>
      <text:p text:style-name="P4">======================================</text:p>
      <text:p text:style-name="P4"/>
      <text:p text:style-name="P4">Agora, ao atualizar o localhost:8080/hello, será apresentado a mensagem "Oi Mundo". O Thymeleaf processou o html e substituiu o valor contido dentro do &lt;span th:text=”${nome}”&gt;João&lt;/span&gt; (João) pelo valor que ele pegou no atributo/variável model "nome" (th:text="${nome}").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==================</text:p>
      <text:p text:style-name="P2">Nessa aula aprendemos:</text:p>
      <text:p text:style-name="P2">==================</text:p>
      <text:p text:style-name="P4"/>
      <text:p text:style-name="P4"><text:soft-page-break/>Para gerar o projeto usamos o Spring Initialzr: https://start.spring.io/</text:p>
      <text:p text:style-name="P4">Usamos o Spring Boot para inicializar a aplicação e rodar o Tomcat</text:p>
      <text:p text:style-name="P4">Spring Boot já tem o servlet container Tomcat embutido</text:p>
      <text:p text:style-name="P4">Spring MVC segue o padrão arquitetural Model-View-Controller</text:p>
      <text:p text:style-name="P4">O servlet do Spring MVC recebe as requisições e delega para controllers mais específicos</text:p>
      <text:p text:style-name="P4">Como View, o Spring MVC usa Thymefeaf</text:p>
      <text:p text:style-name="P4">O Thymeleaf é uma alternativa a tecnologia JSP, serve para gerar HTML dinamicamente</text:p>
      <text:p text:style-name="P4">Thymeleaf tem a vantagem de usar atributos para definir a expression language</text:p>
      <text:p text:style-name="P4">Para definir uma classe que responde uma requisição HTTP, usamos as anotações:</text:p>
      <text:p text:style-name="P4">@Controller, @GetMapping entre outras opções</text:p>
      <text:p text:style-name="P5"><text:span text:style-name="Fonte_20_parág._20_padrão"><text:span text:style-name="T3">Métodos que atendem requisições HTTP são chamados de action.</text:span></text:span></text:p>
      <text:p text:style-name="P4"/>
      <text:p text:style-name="P2">==============</text:p>
      <text:p text:style-name="P2">Criando o Modelo</text:p>
      <text:p text:style-name="P2">==============</text:p>
      <text:p text:style-name="P4"/>
      <text:p text:style-name="P4">A partir do conhecimento de criação dos Controllers e Views, ou seja, enviar a partir dos Controllers informações que as views podem acessar através das SpringExpressionsLanguages, criaremos um novo template com o nome de home.html, onde faremos a listagem dos pedidos dentro de uma &lt;div&gt; dentro do &lt;body&gt;, que representa a divisão do pedido em si, de um determinado pedido e ela vai se repetir, sendo que o conteúdo é alterado. Ainda sem acessar o back-end.</text:p>
      <text:p text:style-name="P4"/>
      <text:p text:style-name="P7">==============================================================</text:p>
      <text:p text:style-name="P7">&lt;html&gt;</text:p>
      <text:p text:style-name="P7"><text:tab/>&lt;head&gt;</text:p>
      <text:p text:style-name="P7"><text:tab/><text:tab/>&lt;meta charset="UTF-8"&gt;</text:p>
      <text:p text:style-name="P7"><text:tab/>&lt;/head&gt;</text:p>
      <text:p text:style-name="P7"><text:tab/>&lt;body&gt;</text:p>
      <text:p text:style-name="P7"><text:tab/><text:tab/>&lt;div&gt;Nome do Produto&lt;/div&gt;</text:p>
      <text:p text:style-name="P7"><text:tab/><text:tab/>&lt;div&gt;Valor: &lt;span&gt;200,99&lt;/span&gt;&lt;/div&gt;</text:p>
      <text:p text:style-name="P7"><text:tab/><text:tab/>&lt;div&gt;Data de entrega: &lt;span&gt;10/02/2020&lt;/span&gt;&lt;/div&gt;</text:p>
      <text:p text:style-name="P7"><text:tab/><text:tab/></text:p>
      <text:p text:style-name="P7"><text:tab/><text:tab/>&lt;div&gt;Produto&lt;/div&gt;</text:p>
      <text:p text:style-name="P7"><text:tab/><text:tab/>&lt;div&gt;url do produto&lt;/div&gt;</text:p>
      <text:p text:style-name="P7"><text:tab/><text:tab/></text:p>
      <text:p text:style-name="P7"><text:tab/><text:tab/>&lt;div&gt;Descrição&lt;/div&gt;</text:p>
      <text:p text:style-name="P7"><text:tab/><text:tab/><text:tab/>&lt;div&gt;</text:p>
      <text:p text:style-name="P7"><text:tab/><text:tab/><text:tab/><text:tab/>&lt;textarea&gt;descrição do pedido&lt;/textarea&gt;</text:p>
      <text:p text:style-name="P7"><text:tab/><text:tab/><text:tab/>&lt;/div&gt;</text:p>
      <text:p text:style-name="P7"><text:tab/><text:tab/></text:p>
      <text:p text:style-name="P7"><text:tab/><text:tab/>&lt;div&gt;</text:p>
      <text:p text:style-name="P7"><text:tab/><text:tab/><text:tab/>&lt;img src=""/&gt;</text:p>
      <text:p text:style-name="P7"><text:tab/><text:tab/>&lt;/div&gt;</text:p>
      <text:p text:style-name="P7"><text:tab/></text:p>
      <text:p text:style-name="P7"><text:tab/>&lt;/body&gt;</text:p>
      <text:p text:style-name="P7">&lt;/html&gt;</text:p>
      <text:p text:style-name="P8">==============================================================</text:p>
      <text:p text:style-name="P4"/>
      <text:p text:style-name="P4">Para conseguir acessar o back-end sem ser direto, precisamos criar uma Classe Controller. Com isso, conseguimos acessar pelo processamento do próprio Spring, pelo Web Browser, através do localhost:8080/home:</text:p>
      <text:p text:style-name="P4"/>
      <text:p text:style-name="P7">======================================</text:p>
      <text:p text:style-name="P7">@Controller</text:p>
      <text:p text:style-name="P7"><text:soft-page-break/>public class HomeController {</text:p>
      <text:p text:style-name="P7"><text:tab/></text:p>
      <text:p text:style-name="P7"><text:tab/>@GetMapping("/home")</text:p>
      <text:p text:style-name="P7"><text:tab/>public String home() {</text:p>
      <text:p text:style-name="P7"><text:tab/><text:tab/>return "home";</text:p>
      <text:p text:style-name="P7">======================================</text:p>
      <text:p text:style-name="P4"/>
      <text:p text:style-name="P4">Os conteúdos serão apresentados da mesma forma porque ainda não estamos processando nada no nosso front-end</text:p>
      <text:p text:style-name="P4"/>
      <text:p text:style-name="P4"/>
      <text:p text:style-name="P16">====================</text:p>
      <text:p text:style-name="P16">Percorrendo a lista na view</text:p>
      <text:p text:style-name="P16">====================</text:p>
      <text:p text:style-name="P11"/>
      <text:p text:style-name="P11">Como ainda não será implementado a integração com o banco de dados, criaremos uma classe, com o nome de Pedido, <text:span text:style-name="T5">e na classe HomeController criaremos um new Pedido </text:span>e colocaremos informações para ser renderizadas e processadas na view, <text:span text:style-name="T5">a</text:span> classe <text:span text:style-name="T5">Pedido</text:span> será criada dentro do package model, e vamos preencher os atributos dentro dela <text:span text:style-name="T4">e já adicionar os Getters e Setters (ctrl 3 ggas)</text:span>:</text:p>
      <text:p text:style-name="P11"/>
      <text:p text:style-name="P17">===============<text:span text:style-name="T5">======================================</text:span></text:p>
      <text:p text:style-name="P17">package br.com.alura.mvc.mudi.model;</text:p>
      <text:p text:style-name="P17"/>
      <text:p text:style-name="P17">import java.math.BigDecimal;</text:p>
      <text:p text:style-name="P17">import java.time.LocalDate;</text:p>
      <text:p text:style-name="P17"/>
      <text:p text:style-name="P17">public class Pedido {</text:p>
      <text:p text:style-name="P17"><text:tab/></text:p>
      <text:p text:style-name="P17"><text:tab/>private String nomeProduto;</text:p>
      <text:p text:style-name="P17"><text:tab/>private BigDecimal valorNegociado;</text:p>
      <text:p text:style-name="P17"><text:tab/>private LocalDate dataDaEntrega;</text:p>
      <text:p text:style-name="P17"><text:tab/>private String urlProduto;</text:p>
      <text:p text:style-name="P17"><text:tab/>private String urlImagem;</text:p>
      <text:p text:style-name="P17"><text:tab/>private String descricao;</text:p>
      <text:p text:style-name="P17"><text:tab/>public String getNomeProduto() {</text:p>
      <text:p text:style-name="P17"><text:tab/><text:tab/>return nomeProduto;</text:p>
      <text:p text:style-name="P17"><text:tab/>}</text:p>
      <text:p text:style-name="P17"><text:tab/>public void setNomeProduto(String nomeProduto) {</text:p>
      <text:p text:style-name="P17"><text:tab/><text:tab/>this.nomeProduto = nomeProduto;</text:p>
      <text:p text:style-name="P17"><text:tab/>}</text:p>
      <text:p text:style-name="P17"><text:tab/>public BigDecimal getValorNegociado() {</text:p>
      <text:p text:style-name="P17"><text:tab/><text:tab/>return valorNegociado;</text:p>
      <text:p text:style-name="P17"><text:tab/>}</text:p>
      <text:p text:style-name="P17"><text:tab/>public void setValorNegociado(BigDecimal valorNegociado) {</text:p>
      <text:p text:style-name="P17"><text:tab/><text:tab/>this.valorNegociado = valorNegociado;</text:p>
      <text:p text:style-name="P17"><text:tab/>}</text:p>
      <text:p text:style-name="P17"><text:tab/>public LocalDate getDataDaEntrega() {</text:p>
      <text:p text:style-name="P17"><text:tab/><text:tab/>return dataDaEntrega;</text:p>
      <text:p text:style-name="P17"><text:tab/>}</text:p>
      <text:p text:style-name="P17"><text:tab/>public void setDataDaEntrega(LocalDate dataDaEntrega) {</text:p>
      <text:p text:style-name="P17"><text:tab/><text:tab/>this.dataDaEntrega = dataDaEntrega;</text:p>
      <text:p text:style-name="P17"><text:tab/>}</text:p>
      <text:p text:style-name="P17"><text:tab/>public String getUrlProduto() {</text:p>
      <text:p text:style-name="P17"><text:soft-page-break/><text:tab/><text:tab/>return urlProduto;</text:p>
      <text:p text:style-name="P17"><text:tab/>}</text:p>
      <text:p text:style-name="P17"><text:tab/>public void setUrlProduto(String urlProduto) {</text:p>
      <text:p text:style-name="P17"><text:tab/><text:tab/>this.urlProduto = urlProduto;</text:p>
      <text:p text:style-name="P17"><text:tab/>}</text:p>
      <text:p text:style-name="P17"><text:tab/>public String getUrlImagem() {</text:p>
      <text:p text:style-name="P17"><text:tab/><text:tab/>return urlImagem;</text:p>
      <text:p text:style-name="P17"><text:tab/>}</text:p>
      <text:p text:style-name="P17"><text:tab/>public void setUrlImagem(String urlImagem) {</text:p>
      <text:p text:style-name="P17"><text:tab/><text:tab/>this.urlImagem = urlImagem;</text:p>
      <text:p text:style-name="P17"><text:tab/>}</text:p>
      <text:p text:style-name="P17"><text:tab/>public String getDescricao() {</text:p>
      <text:p text:style-name="P17"><text:tab/><text:tab/>return descricao;</text:p>
      <text:p text:style-name="P17"><text:tab/>}</text:p>
      <text:p text:style-name="P17"><text:tab/>public void setDescricao(String descricao) {</text:p>
      <text:p text:style-name="P17"><text:tab/><text:tab/>this.descricao = descricao;</text:p>
      <text:p text:style-name="P17"><text:tab/>}</text:p>
      <text:p text:style-name="P17"><text:tab/></text:p>
      <text:p text:style-name="P17"><text:tab/></text:p>
      <text:p text:style-name="P17"/>
      <text:p text:style-name="P17">}</text:p>
      <text:p text:style-name="P17">================<text:span text:style-name="T5">=================================</text:span></text:p>
      <text:p text:style-name="P11"/>
      <text:p text:style-name="P13">Na classe HomeController iremos criar um novo Pedido (new Pedido) <text:span text:style-name="T6">e definir a variável local com o nome de pedido e preencher as informações utilizando o set.nomeDoAtributo</text:span><text:span text:style-name="T7">(da classe Pedido)</text:span><text:span text:style-name="T6"> e transformar em uma lista, utilizando a classe Arrays.asList passando como parâmetro pedido, onde esse pedido vai retornar uma lista de pedidos </text:span><text:span text:style-name="T7">da classe Pedido</text:span><text:span text:style-name="T6">, definida como pedidos (List&lt;Pedido&gt; pedidos = Arrays.asList (pedido)), e vamos adicionar a Interface Model </text:span><text:span text:style-name="T7">para enviar as informações (variáveis e valores) para a view (model.addAttribute(“pedidos”, pedidos))</text:span>:</text:p>
      <text:p text:style-name="P12"/>
      <text:p text:style-name="P18"/>
      <text:p text:style-name="P19">==============================<text:span text:style-name="T8">===============================</text:span></text:p>
      <text:p text:style-name="P18">@Controller</text:p>
      <text:p text:style-name="P18">public class HomeController {</text:p>
      <text:p text:style-name="P18"><text:tab/></text:p>
      <text:p text:style-name="P18"><text:tab/>@GetMapping("/home")</text:p>
      <text:p text:style-name="P18"><text:tab/>public String home(Model model) {</text:p>
      <text:p text:style-name="P18"><text:tab/><text:tab/>Pedido pedido = new Pedido();</text:p>
      <text:p text:style-name="P18"><text:tab/><text:tab/>pedido.setNomeProduto("Smartphone...");</text:p>
      <text:p text:style-name="P18"><text:tab/><text:tab/>pedido.setUrlImagem("https://images-....jpg");<text:tab/><text:tab/><text:tab/><text:tab/>pedido.setUrlProduto("https://www.ama...");</text:p>
      <text:p text:style-name="P18"><text:tab/><text:tab/>pedido.setDescricao("Versão Global - Aurora Blue");</text:p>
      <text:p text:style-name="P18"/>
      <text:p text:style-name="P18"><text:tab/><text:tab/>List&lt;Pedido&gt; pedidos = Arrays.asList(pedido);</text:p>
      <text:p text:style-name="P18"><text:tab/><text:tab/></text:p>
      <text:p text:style-name="P18"><text:tab/><text:tab/>model.addAttribute("pedidos", pedidos);</text:p>
      <text:p text:style-name="P18"><text:tab/><text:tab/></text:p>
      <text:p text:style-name="P18"><text:tab/><text:tab/>return "home";</text:p>
      <text:p text:style-name="P18"><text:tab/>}</text:p>
      <text:p text:style-name="P18">==============================<text:span text:style-name="T8">===============================</text:span></text:p>
      <text:p text:style-name="P12"/>
      <text:p text:style-name="P12"/>
      <text:p text:style-name="P15">Para acessar um determinado pedido percorrendo <text:span text:style-name="T11">u</text:span><text:span text:style-name="T9">ma</text:span> lista <text:span text:style-name="T9">de pedidos </text:span><text:span text:style-name="T12">dinamicamente</text:span> e visualizar no localhost:8080/<text:span text:style-name="T12">home</text:span>, na página home.html, precisamos adicionar as propriedades do Thymeleaf <text:s text:c="9"/><text:soft-page-break/>th:each="pedido : ${pedidos}" <text:span text:style-name="T9">na &lt;div&gt; principal,</text:span> th:text="${<text:span text:style-name="T11">pedido.</text:span><text:span text:style-name="T9">atribrutoClassePedido</text:span>}",<text:span text:style-name="T10"> para o &lt;input&gt;, o th:value=”${</text:span><text:span text:style-name="T11">pedido.</text:span><text:span text:style-name="T9">atribrutoClassePedido</text:span><text:span text:style-name="T10">}” </text:span><text:span text:style-name="T11">para substituir o value do &lt;input&gt; </text:span><text:span text:style-name="T12">e o th:src=”${pedido.</text:span><text:span text:style-name="T9">atribrutoClassePedido</text:span><text:span text:style-name="T12">}” </text:span><text:span text:style-name="T11">para substituir o </text:span><text:span text:style-name="T12">src</text:span><text:span text:style-name="T11"> do &lt;</text:span><text:span text:style-name="T12">img</text:span><text:span text:style-name="T11">&gt;, </text:span><text:span text:style-name="T9">na &lt;div&gt; específica </text:span><text:span text:style-name="T11">para</text:span><text:span text:style-name="T9"> cada atributo da classe Pedido, </text:span><text:span text:style-name="T10">respeitando o formato “${}” para que seja extraído o valor da variável</text:span>:</text:p>
      <text:p text:style-name="P14"/>
      <text:p text:style-name="P20">=========================</text:p>
      <text:p text:style-name="P21">&lt;html&gt;</text:p>
      <text:p text:style-name="P21"><text:tab/>&lt;head&gt;</text:p>
      <text:p text:style-name="P21"><text:tab/><text:tab/>&lt;meta charset="UTF-8"&gt;</text:p>
      <text:p text:style-name="P21"><text:tab/>&lt;/head&gt;</text:p>
      <text:p text:style-name="P21"><text:tab/>&lt;body&gt;</text:p>
      <text:p text:style-name="P21"><text:tab/><text:tab/>&lt;div th:each="pedido : ${pedidos}"&gt;</text:p>
      <text:p text:style-name="P21"><text:tab/><text:tab/><text:tab/>&lt;div th:text="${pedido.nomeProduto}"&gt;Nome do Produto&lt;/div&gt;</text:p>
      <text:p text:style-name="P21"><text:tab/><text:tab/><text:tab/>&lt;div&gt;Valor: &lt;span th:text="${pedido.valorNegociado}"&gt;200,99&lt;/span&gt;&lt;/div&gt;</text:p>
      <text:p text:style-name="P21"><text:tab/><text:tab/><text:tab/>&lt;div&gt;Data de entrega: &lt;span th:text="${pedido.dataDaEntrega}"&gt;10/02/2020&lt;/span&gt;&lt;/div&gt;</text:p>
      <text:p text:style-name="P21"><text:tab/><text:tab/><text:tab/></text:p>
      <text:p text:style-name="P21"><text:tab/><text:tab/><text:tab/>&lt;div&gt;Produto&lt;/div&gt;</text:p>
      <text:p text:style-name="P21"><text:tab/><text:tab/><text:tab/>&lt;div&gt;&lt;input th:value="${pedido.urlProduto}" value="url do produto"/&gt;&lt;/div&gt;</text:p>
      <text:p text:style-name="P21"><text:tab/><text:tab/><text:tab/></text:p>
      <text:p text:style-name="P21"><text:tab/><text:tab/><text:tab/>&lt;div&gt;Descrição&lt;/div&gt;</text:p>
      <text:p text:style-name="P21"><text:tab/><text:tab/><text:tab/><text:tab/>&lt;div&gt;</text:p>
      <text:p text:style-name="P21"><text:tab/><text:tab/><text:tab/><text:tab/><text:tab/>&lt;textarea th:text="${pedido.descricao}"&gt;descrição do pedido&lt;/textarea&gt;</text:p>
      <text:p text:style-name="P21"><text:tab/><text:tab/><text:tab/><text:tab/>&lt;/div&gt;</text:p>
      <text:p text:style-name="P21"><text:tab/><text:tab/><text:tab/></text:p>
      <text:p text:style-name="P21"><text:tab/><text:tab/><text:tab/>&lt;div&gt;</text:p>
      <text:p text:style-name="P21"><text:tab/><text:tab/><text:tab/><text:tab/>&lt;img th:src="${pedido.urlImagem}" src=""/&gt;</text:p>
      <text:p text:style-name="P21"><text:tab/><text:tab/><text:tab/>&lt;/div&gt;</text:p>
      <text:p text:style-name="P21"><text:tab/><text:tab/>&lt;/div&gt;</text:p>
      <text:p text:style-name="P21"><text:tab/>&lt;/body&gt;</text:p>
      <text:p text:style-name="P21">&lt;/html&gt;</text:p>
      <text:p text:style-name="P20">=========================</text:p>
      <text:p text:style-name="P11"/>
      <text:p text:style-name="P11"/>
      <text:p text:style-name="P4"/>
      <text:p text:style-name="P4"/>
      <text:p text:style-name="P4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1-02-26T17:00:00Z</meta:creation-date>
    <dc:date>2021-03-01T16:21:53.474000000</dc:date>
    <meta:editing-cycles>29</meta:editing-cycles>
    <meta:editing-duration>PT2H59M51S</meta:editing-duration>
    <meta:document-statistic meta:table-count="0" meta:image-count="0" meta:object-count="0" meta:page-count="8" meta:paragraph-count="277" meta:word-count="1817" meta:character-count="13927" meta:non-whitespace-character-count="12127"/>
    <meta:template xlink:type="simple" xlink:actuate="onRequest" xlink:title="" xlink:href="Normal"/>
  </office:meta>
</office:document-meta>
</file>